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text-properties officeooo:rsid="0dde9a1c" officeooo:paragraph-rsid="10899d0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d0b68a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178c94"/>
    </style:style>
    <style:style style:name="P94" style:family="paragraph" style:parent-style-name="Standard">
      <style:paragraph-properties fo:text-align="center" style:justify-single-word="false"/>
      <style:text-properties officeooo:paragraph-rsid="1035cc54"/>
    </style:style>
    <style:style style:name="P95" style:family="paragraph" style:parent-style-name="Standard">
      <style:text-properties officeooo:paragraph-rsid="1018685d"/>
    </style:style>
    <style:style style:name="P96" style:family="paragraph" style:parent-style-name="Standard">
      <style:text-properties officeooo:rsid="1035cc54" officeooo:paragraph-rsid="1035cc54"/>
    </style:style>
    <style:style style:name="P97" style:family="paragraph" style:parent-style-name="Standard">
      <style:text-properties officeooo:paragraph-rsid="10435a16"/>
    </style:style>
    <style:style style:name="P98" style:family="paragraph" style:parent-style-name="Standard">
      <style:text-properties officeooo:rsid="10048e31" officeooo:paragraph-rsid="104e2670"/>
    </style:style>
    <style:style style:name="P99" style:family="paragraph" style:parent-style-name="Footnote">
      <style:text-properties officeooo:paragraph-rsid="106e520e"/>
    </style:style>
    <style:style style:name="P100" style:family="paragraph" style:parent-style-name="Footnote">
      <style:text-properties officeooo:paragraph-rsid="10762a52" fo:background-color="transparent"/>
    </style:style>
    <style:style style:name="P101" style:family="paragraph" style:parent-style-name="Standard">
      <style:text-properties officeooo:paragraph-rsid="1077d862"/>
    </style:style>
    <style:style style:name="P102" style:family="paragraph" style:parent-style-name="Standard">
      <style:text-properties officeooo:paragraph-rsid="107dbf6a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7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language="en" fo:country="GB"/>
    </style:style>
    <style:style style:name="T28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5" style:family="text">
      <style:text-properties fo:language="en" fo:country="GB" officeooo:rsid="0f28d107"/>
    </style:style>
    <style:style style:name="T28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language="en" fo:country="GB" officeooo:rsid="0fed6741"/>
    </style:style>
    <style:style style:name="T288" style:family="text">
      <style:text-properties style:font-name="Liberation Mono" fo:font-size="11pt" style:font-size-asian="11pt" style:font-size-complex="11pt"/>
    </style:style>
    <style:style style:name="T289" style:family="text">
      <style:text-properties style:font-name="Liberation Mono" fo:font-size="8pt" style:font-size-asian="8pt" style:font-size-complex="8pt" loext:padding="0.049cm" loext:border="0.31pt solid #000000"/>
    </style:style>
    <style:style style:name="T29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1" style:family="text">
      <style:text-properties officeooo:rsid="102b859b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officeooo:rsid="1035cc54" style:font-weight-asian="bold" style:font-weight-complex="bold"/>
    </style:style>
    <style:style style:name="T294" style:family="text">
      <style:text-properties fo:font-weight="bold" officeooo:rsid="103b85c2" style:font-weight-asian="bold" style:font-weight-complex="bold"/>
    </style:style>
    <style:style style:name="T295" style:family="text">
      <style:text-properties officeooo:rsid="1035cc54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69">This is a fillable PDF, no printing required.</text:span></text:span></text:p>
      <text:p text:style-name="P57"><text:span text:style-name="Strong_20_Emphasis"><text:span text:style-name="T164"/></text:span></text:p>
      <text:p text:style-name="P55"><text:span text:style-name="T20">Fill in the </text:span><text:span text:style-name="Strong_20_Emphasis"><text:span text:style-name="T270"><text:s/></text:span></text:span><text:span text:style-name="Strong_20_Emphasis"><text:span text:style-name="T271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84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101"><text:span text:style-name="Definition"><text:span text:style-name="T219">USER</text:span></text:span><text:span text:style-name="Definition"><text:span text:style-name="T283">na</text:span></text:span><text:span text:style-name="Definition"><text:span text:style-name="T285">me</text:span></text:span><text:span text:style-name="T218"><text:tab/><text:tab/><text:tab/> </text:span><text:span text:style-name="T218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60"><text:span text:style-name="Definition"><text:span text:style-name="T283">COMPUTERNA</text:span></text:span><text:span text:style-name="Definition"><text:span text:style-name="T285">me</text:span></text:span><text:span text:style-name="T238"><text:tab/> </text:span><text:span text:style-name="T283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83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60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101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60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6">.</text:span></text:p>
      <text:p text:style-name="P7"/>
      <text:p text:style-name="P7"/>
      <text:p text:style-name="P59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4"><text:span text:style-name="T275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 text:c="2"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56"/>
      <text:p text:style-name="P58"><text:span text:style-name="Strong_20_Emphasis"><text:span text:style-name="T33"/></text:span></text:p>
      <text:list xml:id="list3616215608" text:style-name="L1">
        <text:list-item>
          <text:p text:style-name="P105"><text:bookmark-start text:name="__RefNumPara__4083_1271708128"/>Prepar<text:span text:style-name="T291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95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9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9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9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79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95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2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84556528953860" text:continue-numbering="true" text:style-name="L1">
        <text:list-item>
          <text:p text:style-name="P104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8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190">Boot the computer from</text:span><text:span text:style-name="T192"><text:note text:id="ftn5" text:note-class="footnote"><text:note-citation>1</text:note-citation><text:note-body><text:p text:style-name="P100"><text:span text:style-name="T121">Boot menu/Setup via one of the </text:span><text:span text:style-name="T122">f</text:span><text:span text:style-name="T121">requently used keys:</text:span> <text:span text:style-name="T290">Esc</text:span><text:span text:style-name="T283">, </text:span><text:span text:style-name="T290">Delete</text:span><text:span text:style-name="T283">, </text:span><text:span text:style-name="T290">F1</text:span><text:span text:style-name="T283">, </text:span><text:span text:style-name="T290">F2</text:span><text:span text:style-name="T283">, </text:span><text:span text:style-name="T290">F9</text:span><text:span text:style-name="T283">, </text:span><text:span text:style-name="T290">F10</text:span><text:span text:style-name="T283">, </text:span><text:span text:style-name="T290">F11</text:span><text:span text:style-name="T283">, </text:span><text:span text:style-name="T287">or </text:span><text:span text:style-name="T290">F12</text:span><text:span text:style-name="T283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3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9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7">karelzimmer.nl/en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6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7" office:value-type="string">
            <text:p text:style-name="P98">When prompted for a password, type '<text:span text:style-name="T28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4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6">At <text:span text:style-name="T292">Location</text:span>: 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5">At</text:span> <text:span text:style-name="T292">Regio</text:span><text:span text:style-name="T294">n</text:span> <text:span text:style-name="T295">choose</text:span> <text:span text:style-name="T292">Europ</text:span><text:span text:style-name="T29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3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5" office:value-type="string">
            <text:p text:style-name="P81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84555697699251" text:continue-numbering="true" text:style-name="L1">
        <text:list-item>
          <text:p text:style-name="P107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2"><text:span text:style-name="Strong_20_Emphasis"><text:span text:style-name="T73"><draw:control text:anchor-type="as-char" draw:z-index="27" draw:name="Vorm4_ 4" draw:style-name="gr1" draw:text-style-name="P108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5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9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95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9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1" office:value-type="string">
            <text:p text:style-name="P80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2" office:value-type="string">
            <text:p text:style-name="P80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3" office:value-type="string">
            <text:p text:style-name="P80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5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7" office:value-type="string">
            <text:p text:style-name="P102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7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9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84556273143423"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268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9">Login any additional </text:span></text:span><text:span text:style-name="Definition"><text:span text:style-name="T263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6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6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61"><text:span text:style-name="Emphasis"><text:span text:style-name="T273">Written</text:span></text:span><text:span text:style-name="Emphasis"><text:span text:style-name="T272"> </text:span></text:span><text:span text:style-name="Emphasis"><text:span text:style-name="T273">by</text:span></text:span><text:span text:style-name="Emphasis"><text:span text:style-name="T27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74">.</text:span></text:span></text:p>
      <text:p text:style-name="P62"><text:span text:style-name="Emphasis"><text:span text:style-name="T281">C</text:span></text:span><text:span text:style-name="Emphasis"><text:span text:style-name="T282">C0</text:span></text:span><text:span text:style-name="Emphasis"><text:span text:style-name="T274"> 1.0 </text:span></text:span><text:span text:style-name="Emphasis"><text:span text:style-name="T297">Universal</text:span></text:span><text:span text:style-name="Emphasis"><text:span text:style-name="T296"> </text:span></text:span><text:span text:style-name="Emphasis"><text:span text:style-name="T2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16T18:45:55.445217015">16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18:45:55.324242363</dc:date>
    <meta:keyword>Installatie</meta:keyword>
    <meta:keyword>Checklist</meta:keyword>
    <meta:keyword>Linux</meta:keyword>
    <meta:editing-cycles>6960</meta:editing-cycles>
    <meta:editing-duration>P12DT8H40M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7" meta:word-count="689" meta:character-count="4250" meta:non-whitespace-character-count="3606"/>
    <meta:user-defined meta:name="Info 1"/>
    <meta:user-defined meta:name="Info 2"/>
    <meta:user-defined meta:name="Info 3"/>
    <meta:user-defined meta:name="Info 4"/>
  </office:meta>
</office:document-meta>
</file>